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034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85cm" fo:min-width="15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</style:style>
    <style:style style:name="gr14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352cm" fo:min-width="0.854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352cm" fo:min-width="0.85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352cm" fo:min-width="0.8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7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544cm"/>
    </style:style>
    <style:style style:name="gr31" style:family="graphic" style:parent-style-name="standard">
      <style:graphic-properties draw:fill-color="#ffb66c" draw:textarea-horizontal-align="justify" draw:textarea-vertical-align="middle" draw:auto-grow-height="false" fo:min-height="0.654cm" fo:min-width="1.6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9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62cm"/>
    </style:style>
    <style:style style:name="gr36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7.4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9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40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1.5cm" draw:shadow-opacity="100%"/>
    </style:style>
    <style:style style:name="gr41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14.4cm" draw:shadow-opacity="100%"/>
    </style:style>
    <style:style style:name="gr42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5.451cm" draw:shadow-opacity="100%"/>
    </style:style>
    <style:style style:name="gr4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6cm" draw:shadow-opacity="100%"/>
    </style:style>
    <style:style style:name="gr4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738cm" fo:min-width="14.2cm" draw:shadow-opacity="100%"/>
    </style:style>
    <style:style style:name="gr4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5.3cm" draw:shadow-opacity="100%"/>
    </style:style>
    <style:style style:name="gr46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7cm" draw:shadow-opacity="100%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22cm"/>
    </style:style>
    <style:style style:name="gr4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4.9cm" draw:shadow-opacity="100%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0.654cm" fo:min-width="1.64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6cm" fo:min-width="0cm"/>
    </style:style>
    <style:style style:name="gr52" style:family="graphic" style:parent-style-name="standard">
      <style:graphic-properties draw:stroke="none" draw:fill="none" fo:min-height="4.421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draw:auto-grow-height="true" fo:min-height="3.69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none" draw:fill-color="#ffffff"/>
      <style:paragraph-properties style:writing-mode="lr-tb"/>
      <style:text-properties style:font-name="OpenSans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1" style:family="paragraph">
      <loext:graphic-properties draw:fill-color="#ffffa6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2pt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2pt" fo:font-weight="normal" style:font-size-asian="12pt" style:font-size-complex="12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7" style:family="paragraph">
      <loext:graphic-properties draw:fill-color="#ffb66c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20" style:family="paragraph">
      <loext:graphic-properties draw:fill="solid" draw:fill-color="#ffffff" draw:opacity="100%"/>
      <style:paragraph-properties fo:text-align="center"/>
    </style:style>
    <style:style style:name="P21" style:family="paragraph">
      <loext:graphic-properties draw:fill-color="#b4c7dc"/>
      <style:paragraph-properties fo:text-align="center"/>
    </style:style>
    <style:style style:name="P22" style:family="paragraph">
      <style:paragraph-properties fo:line-height="150%"/>
    </style:style>
    <style:style style:name="P23" style:family="paragraph">
      <style:paragraph-properties fo:margin-left="0cm" fo:margin-right="0cm" fo:margin-top="0cm" fo:margin-bottom="0cm" fo:line-height="150%" fo:text-indent="0cm"/>
      <style:text-properties fo:hyphenate="false"/>
    </style:style>
    <style:style style:name="P24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5" style:family="paragraph">
      <loext:graphic-properties draw:fill="none"/>
      <style:paragraph-properties fo:line-height="150%" style:writing-mode="lr-tb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"/>
    </style:style>
    <style:style style:name="T5" style:family="text">
      <style:text-properties style:font-name="OpenSans" fo:font-weight="bold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" fo:font-size="18pt"/>
    </style:style>
    <style:style style:name="T9" style:family="text">
      <style:text-properties style:font-name="OpenSans" fo:font-size="14pt" style:font-size-asian="14pt" style:font-size-complex="14pt"/>
    </style:style>
    <style:style style:name="T10" style:family="text">
      <style:text-properties style:font-name="OpenSans" fo:font-size="12pt"/>
    </style:style>
    <style:style style:name="T11" style:family="text">
      <style:text-properties style:font-name="OpenSans" fo:font-size="12pt" fo:font-weight="normal" style:font-size-asian="12pt" style:font-size-complex="12pt"/>
    </style:style>
    <style:style style:name="T12" style:family="text">
      <style:text-properties style:font-name="OpenSans" fo:font-size="12pt" style:font-size-asian="12pt" style:font-size-complex="12pt"/>
    </style:style>
    <style:style style:name="T13" style:family="text">
      <style:text-properties style:font-name="OpenSans" fo:font-size="14pt"/>
    </style:style>
    <style:style style:name="T14" style:family="text">
      <style:text-properties style:font-name="OpenSans" fo:font-weight="bold" style:font-weight-asian="bold" style:font-weight-complex="bold"/>
    </style:style>
    <style:style style:name="T15" style:family="text">
      <style:text-properties style:font-name="Open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earching Technique</text:span><text:span text:style-name="T1"> – Binary 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Algorithm - Binary Search Recursiv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5" xml:id="id4" draw:id="id4" draw:layer="layout" svg:width="12.652cm" svg:height="0.988cm" svg:x="2cm" svg:y="6.2cm">
          <draw:text-box>
            <text:p><text:span text:style-name="T4">arr <text:s text:c="8"/>: <text:s/>Array to hold the elements</text:span></text:p>
          </draw:text-box>
        </draw:frame>
        <draw:frame draw:style-name="gr4" draw:text-style-name="P5" xml:id="id5" draw:id="id5" draw:layer="layout" svg:width="12.51cm" svg:height="0.988cm" svg:x="1.842cm" svg:y="7.104cm">
          <draw:text-box>
            <text:p><text:span text:style-name="T4"><text:s/></text:span><text:span text:style-name="T4">key <text:s text:c="7"/>: <text:s/>Item to be searched</text:span></text:p>
          </draw:text-box>
        </draw:frame>
        <draw:frame draw:style-name="gr5" draw:text-style-name="P6" xml:id="id3" draw:id="id3" draw:layer="layout" svg:width="7.857cm" svg:height="1.199cm" svg:x="1.8cm" svg:y="5cm">
          <draw:text-box>
            <text:p><text:span text:style-name="T5">Input Specification:</text:span></text:p>
          </draw:text-box>
        </draw:frame>
        <draw:frame draw:style-name="gr6" draw:text-style-name="P6" xml:id="id8" draw:id="id8" draw:layer="layout" svg:width="9.457cm" svg:height="0.999cm" svg:x="1.8cm" svg:y="10.6cm">
          <draw:text-box>
            <text:p><text:span text:style-name="T5">Output Specification:</text:span></text:p>
          </draw:text-box>
        </draw:frame>
        <draw:frame draw:style-name="gr7" draw:text-style-name="P7" xml:id="id9" draw:id="id9" draw:layer="layout" svg:width="12.009cm" svg:height="0.962cm" svg:x="2.243cm" svg:y="11.838cm">
          <draw:text-box>
            <text:p><text:s/>mid <text:tab/>: Positon of key element <text:s text:c="3"/></text:p>
          </draw:text-box>
        </draw:frame>
        <draw:frame draw:style-name="gr7" draw:text-style-name="P7" xml:id="id10" draw:id="id10" draw:layer="layout" svg:width="12.009cm" svg:height="0.962cm" svg:x="2.243cm" svg:y="12.7cm">
          <draw:text-box>
            <text:p><text:s/>-1<text:tab/><text:tab/>: Key is not found</text:p>
          </draw:text-box>
        </draw:frame>
        <draw:frame draw:style-name="gr8" draw:text-style-name="P6" xml:id="id2" draw:id="id2" draw:layer="layout" svg:width="17.3cm" svg:height="1.2cm" svg:x="1.3cm" svg:y="3.4cm">
          <draw:text-box>
            <text:p><text:span text:style-name="T5">Binary_search_recursive(arr, key,low,high)</text:span></text:p>
          </draw:text-box>
        </draw:frame>
        <draw:frame presentation:style-name="pr5" draw:text-style-name="P8" draw:layer="layout" svg:width="19.5cm" svg:height="2.597cm" svg:x="0.549cm" svg:y="0.21cm" presentation:class="title" presentation:user-transformed="true">
          <draw:text-box>
            <text:p xml:id="id1" text:id="id1"><text:span text:style-name="T6">Data Structure – Binary Search Recursive</text:span><text:span text:style-name="T7"><text:line-break/></text:span><text:span text:style-name="T7">Algorithm</text:span></text:p>
          </draw:text-box>
        </draw:frame>
        <draw:frame draw:style-name="gr9" draw:text-style-name="P5" xml:id="id6" draw:id="id6" draw:layer="layout" svg:width="17.8cm" svg:height="0.988cm" svg:x="1.8cm" svg:y="8.012cm">
          <draw:text-box>
            <text:p><text:span text:style-name="T4"><text:s/></text:span><text:span text:style-name="T4">low <text:s text:c="7"/>: <text:s/>Index Variable to indicate starting point</text:span></text:p>
          </draw:text-box>
        </draw:frame>
        <draw:frame draw:style-name="gr10" draw:text-style-name="P5" xml:id="id7" draw:id="id7" draw:layer="layout" svg:width="16.534cm" svg:height="0.988cm" svg:x="1.866cm" svg:y="9cm">
          <draw:text-box>
            <text:p><text:span text:style-name="T4"><text:s/></text:span><text:span text:style-name="T4">high <text:s text:c="5"/>: <text:s/>Index Variable to indicate ending po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smil:attributeName="visibility" smil:to="visible"/>
                  <anim:transitionFilter smil:dur="1s" smil:targetElement="id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0" smil:attributeName="visibility" smil:to="visible"/>
                  <anim:transitionFilter smil:dur="1s" smil:targetElement="id10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custom-shape draw:style-name="gr11" draw:text-style-name="P9" xml:id="id12" draw:id="id12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 xml:id="id11" draw:id="id11"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 xml:id="id13" text:id="id13"><text:span text:style-name="T8">arr[SIZE] </text:span></text:p>
          </draw:text-box>
        </draw:frame>
        <draw:g xml:id="id14" draw:id="id14"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 xml:id="id15" draw:id="id15"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xml:id="id16" draw:id="id16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xml:id="id17" draw:id="id17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xml:id="id18" draw:id="id18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xml:id="id19" draw:id="id19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xml:id="id20" draw:id="id20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xml:id="id21" draw:id="id21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xml:id="id22" draw:id="id22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xml:id="id23" draw:id="id2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xml:id="id24" draw:id="id24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xml:id="id25" draw:id="id25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 xml:id="id26" draw:id="id26"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 xml:id="id27" draw:id="id27"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 xml:id="id28" draw:id="id28"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36" draw:text-style-name="P20" draw:layer="layout" svg:width="7.9cm" svg:height="0.812cm" svg:x="0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>
          <draw:line draw:style-name="gr33" draw:text-style-name="P18" draw:layer="layout" svg:x1="14.005cm" svg:y1="14.008cm" svg:x2="14.005cm" svg:y2="13.332cm">
            <text:p/>
          </draw:line>
          <draw:frame draw:style-name="gr34" draw:text-style-name="P19" draw:layer="layout" svg:width="1.592cm" svg:height="0.831cm" svg:x="13.408cm" svg:y="13.933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4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2cm" svg:x2="26.447cm" svg:y2="13.2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36" draw:text-style-name="P20" draw:layer="layout" svg:width="7.9cm" svg:height="0.812cm" svg:x="0.8cm" svg:y="4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cm" svg:y="6.812cm">
          <draw:text-box>
            <text:p xml:id="id29" text:id="id29"><text:span text:style-name="T4">mid</text:span></text:p>
          </draw:text-box>
        </draw:frame>
        <draw:g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frame draw:style-name="gr38" draw:text-style-name="P12" draw:layer="layout" svg:width="3.453cm" svg:height="0.831cm" svg:x="23.1cm" svg:y="7.712cm">
          <draw:text-box>
            <text:p xml:id="id30" text:id="id30"><text:span text:style-name="T9">(0+9)/2 = 4</text:span></text:p>
          </draw:text-box>
        </draw:frame>
        <draw:g xml:id="id31" draw:id="id31"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  <anim:par smil:begin="0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 xml:id="id32" text:id="id32"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 xml:id="id33" draw:id="id33"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36" draw:text-style-name="P20" draw:layer="layout" svg:width="7.9cm" svg:height="0.812cm" svg:x="1.1cm" svg:y="4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mphasis" presentation:preset-id="ooo-emphasis-bold-reveal">
                  <anim:set smil:dur="indefinite" smil:targetElement="id32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33" smil:keySplines="0,0;0.2,0.5;0.8,0.5;1,0" smil:type="fade" smil:subtype="crossfade" smil:mode="out"/>
                  <anim:animateTransform smil:dur="0.25s" smil:fill="hold" smil:autoReverse="true" smil:targetElement="id33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36" draw:text-style-name="P20" draw:layer="layout" svg:width="7.9cm" svg:height="0.812cm" svg:x="1.1cm" svg:y="6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0" draw:text-style-name="P20" draw:layer="layout" svg:width="2cm" svg:height="0.812cm" svg:x="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1" draw:text-style-name="P20" draw:layer="layout" svg:width="14.9cm" svg:height="0.812cm" svg:x="1.3cm" svg:y="8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 xml:id="id34" draw:id="id34">
          <draw:line draw:style-name="gr33" draw:text-style-name="P18" draw:layer="layout" svg:x1="14.005cm" svg:y1="14.007cm" svg:x2="14.005cm" svg:y2="13.331cm">
            <text:p/>
          </draw:line>
          <draw:frame draw:style-name="gr34" draw:text-style-name="P19" draw:layer="layout" svg:width="1.592cm" svg:height="0.831cm" svg:x="13.408cm" svg:y="13.932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 xml:id="id35" draw:id="id35"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2" draw:text-style-name="P20" draw:layer="layout" svg:width="5.951cm" svg:height="0.812cm" svg:x="0.649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 xml:id="id37" draw:id="id37"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 xml:id="id36" draw:id="id36"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36" smil:keySplines="0,0;0.2,0.5;0.8,0.5;1,0" smil:type="fade" smil:subtype="crossfade" smil:mode="out"/>
                  <anim:animateTransform smil:dur="0.0625s" smil:fill="hold" smil:autoReverse="true" smil:targetElement="id36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37" smil:keySplines="0,0;0.2,0.5;0.8,0.5;1,0" smil:type="fade" smil:subtype="crossfade" smil:mode="out"/>
                  <anim:animateTransform smil:dur="0.25s" smil:fill="hold" smil:autoReverse="true" smil:targetElement="id37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3" draw:text-style-name="P20" draw:layer="layout" svg:width="7.1cm" svg:height="0.812cm" svg:x="1.1cm" svg:y="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g xml:id="id39" draw:id="id39">
          <draw:line draw:style-name="gr33" draw:text-style-name="P18" draw:layer="layout" svg:x1="19.677cm" svg:y1="14.038cm" svg:x2="19.677cm" svg:y2="13.138cm">
            <text:p/>
          </draw:line>
          <draw:frame draw:style-name="gr39" draw:text-style-name="P12" draw:layer="layout" svg:width="1.522cm" svg:height="0.962cm" svg:x="18.977cm" svg:y="13.938cm">
            <draw:text-box>
              <text:p><text:span text:style-name="T9">mid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frame draw:style-name="gr38" draw:text-style-name="P12" draw:layer="layout" svg:width="3.453cm" svg:height="0.831cm" svg:x="23.147cm" svg:y="8.769cm">
          <draw:text-box>
            <text:p xml:id="id38" text:id="id38"><text:span text:style-name="T9">(5+9)/2 = 7</text:span></text:p>
          </draw:text-box>
        </draw:frame>
        <draw:g xml:id="id40" draw:id="id40"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 xml:id="id41" text:id="id41"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 xml:id="id42" draw:id="id42"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3" draw:text-style-name="P20" draw:layer="layout" svg:width="7.1cm" svg:height="0.812cm" svg:x="1.2cm" svg:y="4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frame draw:style-name="gr38" draw:text-style-name="P12" draw:layer="layout" svg:width="3.453cm" svg:height="0.831cm" svg:x="23.148cm" svg:y="8.77cm">
          <draw:text-box>
            <text:p><text:span text:style-name="T9">(5+9)/2 =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1" anim:sub-item="text" smil:keySplines="0,0;0.2,0.5;0.8,0.5;1,0" smil:type="fade" smil:subtype="crossfade" smil:mode="out"/>
                  <anim:animateTransform smil:dur="0.25s" smil:fill="hold" smil:autoReverse="true" smil:targetElement="id41" anim:sub-item="text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42" smil:keySplines="0,0;0.2,0.5;0.8,0.5;1,0" smil:type="fade" smil:subtype="crossfade" smil:mode="out"/>
                  <anim:animateTransform smil:dur="0.25s" smil:fill="hold" smil:autoReverse="true" smil:targetElement="id4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3" draw:text-style-name="P20" draw:layer="layout" svg:width="7.1cm" svg:height="0.812cm" svg:x="1.1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frame draw:style-name="gr38" draw:text-style-name="P12" draw:layer="layout" svg:width="3.453cm" svg:height="0.831cm" svg:x="23.148cm" svg:y="8.77cm">
          <draw:text-box>
            <text:p><text:span text:style-name="T9">(5+9)/2 = 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4" draw:text-style-name="P20" draw:layer="layout" svg:width="14.7cm" svg:height="0.988cm" svg:x="1.3cm" svg:y="7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 xml:id="id43" draw:id="id43">
          <draw:frame draw:style-name="gr35" draw:text-style-name="P12" draw:layer="layout" svg:width="1.662cm" svg:height="0.831cm" svg:x="25.85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6.447cm" svg:y1="14.021cm" svg:x2="26.447cm" svg:y2="13.2cm">
            <text:p/>
          </draw:line>
        </draw:g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g xml:id="id44" draw:id="id44">
          <draw:frame draw:style-name="gr35" draw:text-style-name="P12" draw:layer="layout" svg:width="1.662cm" svg:height="0.831cm" svg:x="21.6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2.197cm" svg:y1="14.021cm" svg:x2="22.197cm" svg:y2="13.2cm">
            <text:p/>
          </draw:line>
        </draw:g>
        <draw:frame draw:style-name="gr38" draw:text-style-name="P12" draw:layer="layout" svg:width="3.453cm" svg:height="0.831cm" svg:x="23.148cm" svg:y="8.77cm">
          <draw:text-box>
            <text:p><text:span text:style-name="T9">(5+9)/2 =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5" draw:text-style-name="P20" draw:layer="layout" svg:width="5.8cm" svg:height="0.812cm" svg:x="0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g xml:id="id45" draw:id="id45"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g xml:id="id46" draw:id="id46">
          <draw:frame draw:style-name="gr35" draw:text-style-name="P12" draw:layer="layout" svg:width="1.662cm" svg:height="0.831cm" svg:x="21.6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2.197cm" svg:y1="14.021cm" svg:x2="22.197cm" svg:y2="13.2cm">
            <text:p/>
          </draw:line>
        </draw:g>
        <draw:frame draw:style-name="gr38" draw:text-style-name="P12" draw:layer="layout" svg:width="3.453cm" svg:height="0.831cm" svg:x="23.148cm" svg:y="8.77cm">
          <draw:text-box>
            <text:p><text:span text:style-name="T9">(5+9)/2 =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5" smil:keySplines="0,0;0.2,0.5;0.8,0.5;1,0" smil:type="fade" smil:subtype="crossfade" smil:mode="out"/>
                  <anim:animateTransform smil:dur="0.25s" smil:fill="hold" smil:autoReverse="true" smil:targetElement="id45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46" smil:keySplines="0,0;0.2,0.5;0.8,0.5;1,0" smil:type="fade" smil:subtype="crossfade" smil:mode="out"/>
                  <anim:animateTransform smil:dur="0.25s" smil:fill="hold" smil:autoReverse="true" smil:targetElement="id4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6" draw:text-style-name="P20" draw:layer="layout" svg:width="7.2cm" svg:height="0.812cm" svg:x="1.1cm" svg:y="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frame draw:style-name="gr38" draw:text-style-name="P12" draw:layer="layout" svg:width="3.453cm" svg:height="0.831cm" svg:x="23.147cm" svg:y="8.769cm">
          <draw:text-box>
            <text:p><text:span text:style-name="T9">(5+9)/2 = 7</text:span></text:p>
          </draw:text-box>
        </draw:frame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 xml:id="id48" draw:id="id48">
          <draw:line draw:style-name="gr33" draw:text-style-name="P18" draw:layer="layout" svg:x1="23.578cm" svg:y1="14.1cm" svg:x2="23.578cm" svg:y2="13.2cm">
            <text:p/>
          </draw:line>
          <draw:frame draw:style-name="gr39" draw:text-style-name="P12" draw:layer="layout" svg:width="1.522cm" svg:height="0.962cm" svg:x="22.878cm" svg:y="14cm">
            <draw:text-box>
              <text:p><text:span text:style-name="T9">mid</text:span></text:p>
            </draw:text-box>
          </draw:frame>
        </draw:g>
        <draw:g>
          <draw:frame draw:style-name="gr35" draw:text-style-name="P12" draw:layer="layout" svg:width="1.662cm" svg:height="0.831cm" svg:x="21.6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2.197cm" svg:y1="14.021cm" svg:x2="22.197cm" svg:y2="13.2cm">
            <text:p/>
          </draw:line>
        </draw:g>
        <draw:frame draw:style-name="gr38" draw:text-style-name="P12" draw:layer="layout" svg:width="3.453cm" svg:height="0.831cm" svg:x="23.147cm" svg:y="9.7cm">
          <draw:text-box>
            <text:p xml:id="id47" text:id="id47"><text:span text:style-name="T9">(5+6)/2 = 5</text:span></text:p>
          </draw:text-box>
        </draw:frame>
        <draw:g xml:id="id49" draw:id="id49">
          <draw:line draw:style-name="gr33" draw:text-style-name="P18" draw:layer="layout" svg:x1="20.486cm" svg:y1="14.6cm" svg:x2="20.486cm" svg:y2="13.4cm">
            <text:p/>
          </draw:line>
          <draw:frame draw:style-name="gr47" draw:text-style-name="P12" draw:layer="layout" svg:width="1.522cm" svg:height="1.283cm" svg:x="19.786cm" svg:y="14.467cm">
            <draw:text-box>
              <text:p><text:span text:style-name="T9">mi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 xml:id="id50" text:id="id50"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 xml:id="id51" draw:id="id51"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6" draw:text-style-name="P20" draw:layer="layout" svg:width="7.2cm" svg:height="0.812cm" svg:x="1.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frame draw:style-name="gr38" draw:text-style-name="P12" draw:layer="layout" svg:width="3.453cm" svg:height="0.831cm" svg:x="23.147cm" svg:y="8.769cm">
          <draw:text-box>
            <text:p><text:span text:style-name="T9">(5+9)/2 = 7</text:span></text:p>
          </draw:text-box>
        </draw:frame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1.6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2.197cm" svg:y1="14.021cm" svg:x2="22.197cm" svg:y2="13.2cm">
            <text:p/>
          </draw:line>
        </draw:g>
        <draw:frame draw:style-name="gr38" draw:text-style-name="P12" draw:layer="layout" svg:width="3.453cm" svg:height="0.831cm" svg:x="23.147cm" svg:y="9.7cm">
          <draw:text-box>
            <text:p><text:span text:style-name="T9">(5+6)/2 = 5</text:span></text:p>
          </draw:text-box>
        </draw:frame>
        <draw:g>
          <draw:line draw:style-name="gr33" draw:text-style-name="P18" draw:layer="layout" svg:x1="20.486cm" svg:y1="14.6cm" svg:x2="20.486cm" svg:y2="13.4cm">
            <text:p/>
          </draw:line>
          <draw:frame draw:style-name="gr47" draw:text-style-name="P12" draw:layer="layout" svg:width="1.522cm" svg:height="1.283cm" svg:x="19.786cm" svg:y="14.467cm">
            <draw:text-box>
              <text:p><text:span text:style-name="T9">mi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50" anim:sub-item="text" smil:keySplines="0,0;0.2,0.5;0.8,0.5;1,0" smil:type="fade" smil:subtype="crossfade" smil:mode="out"/>
                  <anim:animateTransform smil:dur="0.0625s" smil:fill="hold" smil:autoReverse="true" smil:targetElement="id50" anim:sub-item="text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51" smil:keySplines="0,0;0.2,0.5;0.8,0.5;1,0" smil:type="fade" smil:subtype="crossfade" smil:mode="out"/>
                  <anim:animateTransform smil:dur="0.25s" smil:fill="hold" smil:autoReverse="true" smil:targetElement="id51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7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recursive(arr,key,low,high)</text:span></text:p>
          </draw:text-box>
        </draw:frame>
        <draw:frame draw:style-name="gr13" draw:text-style-name="P10" draw:layer="layout" svg:width="3.6cm" svg:height="1.115cm" svg:x="17cm" svg:y="3.685cm">
          <draw:text-box>
            <text:p><text:span text:style-name="T8">arr[SIZE] </text:span></text:p>
          </draw:text-box>
        </draw:frame>
        <draw:g>
          <draw:custom-shape draw:style-name="gr14" draw:text-style-name="P11" draw:layer="layout" svg:width="3.2cm" svg:height="1cm" svg:x="22.6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3.043cm" svg:height="0.831cm" svg:x="22.657cm" svg:y="3.869cm">
            <draw:text-box>
              <text:p><text:span text:style-name="T9">SIZE = 10</text:span></text:p>
            </draw:text-box>
          </draw:frame>
        </draw:g>
        <draw:custom-shape draw:style-name="gr11" draw:text-style-name="P9" draw:layer="layout" svg:width="15.9cm" svg:height="8.1cm" svg:x="0.5cm" svg:y="3.2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3" draw:layer="layout" svg:width="1.773cm" svg:height="0.831cm" draw:transform="rotate (0.515919326889524) translate (13cm 12.932cm)">
            <draw:text-box>
              <text:p><text:span text:style-name="T10">arr[0]</text:span></text:p>
            </draw:text-box>
          </draw:frame>
          <draw:frame draw:style-name="gr15" draw:text-style-name="P14" draw:layer="layout" svg:width="1.741cm" svg:height="0.831cm" draw:transform="rotate (0.515919326889524) translate (14.381cm 13cm)">
            <draw:text-box>
              <text:p><text:span text:style-name="T11">arr[1]</text:span></text:p>
            </draw:text-box>
          </draw:frame>
          <draw:frame draw:style-name="gr15" draw:text-style-name="P13" draw:layer="layout" svg:width="1.746cm" svg:height="0.831cm" draw:transform="rotate (0.515919326889524) translate (15.743cm 13.01cm)">
            <draw:text-box>
              <text:p><text:span text:style-name="T10">arr[2]</text:span></text:p>
            </draw:text-box>
          </draw:frame>
          <draw:frame draw:style-name="gr16" draw:text-style-name="P13" draw:layer="layout" svg:width="1.766cm" svg:height="0.844cm" draw:transform="rotate (0.515919326889524) translate (23.967cm 12.934cm)">
            <draw:text-box>
              <text:p><text:span text:style-name="T10">arr[8]</text:span></text:p>
            </draw:text-box>
          </draw:frame>
          <draw:frame draw:style-name="gr17" draw:text-style-name="P13" draw:layer="layout" svg:width="1.725cm" svg:height="0.909cm" draw:transform="rotate (0.515570261039125) translate (22.614cm 12.932cm)">
            <draw:text-box>
              <text:p><text:span text:style-name="T10">arr[7]</text:span></text:p>
            </draw:text-box>
          </draw:frame>
          <draw:frame draw:style-name="gr18" draw:text-style-name="P13" draw:layer="layout" svg:width="2.07cm" svg:height="0.913cm" draw:transform="rotate (0.515919326889524) translate (21.201cm 12.922cm)">
            <draw:text-box>
              <text:p><text:span text:style-name="T10">arr[6]</text:span></text:p>
            </draw:text-box>
          </draw:frame>
          <draw:frame draw:style-name="gr19" draw:text-style-name="P13" draw:layer="layout" svg:width="1.933cm" svg:height="0.769cm" draw:transform="rotate (0.515570261039125) translate (19.786cm 12.952cm)">
            <draw:text-box>
              <text:p><text:span text:style-name="T10">arr[5]</text:span></text:p>
            </draw:text-box>
          </draw:frame>
          <draw:frame draw:style-name="gr20" draw:text-style-name="P13" draw:layer="layout" svg:width="1.714cm" svg:height="0.817cm" draw:transform="rotate (0.515919326889524) translate (18.461cm 13.012cm)">
            <draw:text-box>
              <text:p><text:span text:style-name="T10">arr[4]</text:span></text:p>
            </draw:text-box>
          </draw:frame>
          <draw:g>
            <draw:custom-shape draw:style-name="gr21" draw:text-style-name="P15" draw:layer="layout" svg:width="1.354cm" svg:height="0.602cm" svg:x="13.61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5.80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24.454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3.098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21.74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20.38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5" draw:layer="layout" svg:width="1.354cm" svg:height="0.602cm" svg:x="19.033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7.67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5" draw:layer="layout" svg:width="1.355cm" svg:height="0.602cm" svg:x="16.322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356cm" svg:height="0.602cm" svg:x="14.966cm" svg:y="11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16" draw:layer="layout" svg:width="1.741cm" svg:height="0.925cm" draw:transform="rotate (0.515570261039125) translate (17.106cm 13.012cm)">
            <draw:text-box>
              <text:p><text:span text:style-name="T12">arr[3]</text:span></text:p>
            </draw:text-box>
          </draw:frame>
          <draw:frame draw:style-name="gr15" draw:text-style-name="P13" draw:layer="layout" svg:width="2.066cm" svg:height="0.831cm" draw:transform="rotate (0.515221195188726) translate (25.305cm 12.955cm)">
            <draw:text-box>
              <text:p><text:span text:style-name="T10">arr[9]</text:span></text:p>
            </draw:text-box>
          </draw:frame>
        </draw:g>
        <draw:frame draw:style-name="gr25" draw:text-style-name="P13" draw:layer="layout" svg:width="0.895cm" svg:height="0.747cm" svg:x="15.153cm" svg:y="11.804cm">
          <draw:text-box>
            <text:p><text:span text:style-name="T10">3</text:span></text:p>
          </draw:text-box>
        </draw:frame>
        <draw:frame draw:style-name="gr26" draw:text-style-name="P13" draw:layer="layout" svg:width="0.894cm" svg:height="0.747cm" svg:x="13.777cm" svg:y="11.8cm">
          <draw:text-box>
            <text:p><text:span text:style-name="T10">2</text:span></text:p>
          </draw:text-box>
        </draw:frame>
        <draw:frame draw:style-name="gr27" draw:text-style-name="P13" draw:layer="layout" svg:width="1.044cm" svg:height="0.747cm" svg:x="16.399cm" svg:y="11.816cm">
          <draw:text-box>
            <text:p><text:span text:style-name="T10">6</text:span></text:p>
          </draw:text-box>
        </draw:frame>
        <draw:frame draw:style-name="gr27" draw:text-style-name="P13" draw:layer="layout" svg:width="1.044cm" svg:height="0.747cm" svg:x="17.779cm" svg:y="11.816cm">
          <draw:text-box>
            <text:p><text:span text:style-name="T10">8</text:span></text:p>
          </draw:text-box>
        </draw:frame>
        <draw:frame draw:style-name="gr28" draw:text-style-name="P13" draw:layer="layout" svg:width="1.09cm" svg:height="0.747cm" svg:x="19.297cm" svg:y="11.816cm">
          <draw:text-box>
            <text:p><text:span text:style-name="T10">10</text:span></text:p>
          </draw:text-box>
        </draw:frame>
        <draw:frame draw:style-name="gr29" draw:text-style-name="P13" draw:layer="layout" svg:width="1.239cm" svg:height="0.866cm" svg:x="23.189cm" svg:y="11.811cm">
          <draw:text-box>
            <text:p><text:span text:style-name="T10">16</text:span></text:p>
          </draw:text-box>
        </draw:frame>
        <draw:frame draw:style-name="gr30" draw:text-style-name="P13" draw:layer="layout" svg:width="1.044cm" svg:height="0.866cm" svg:x="24.582cm" svg:y="11.807cm">
          <draw:text-box>
            <text:p><text:span text:style-name="T10">34</text:span></text:p>
          </draw:text-box>
        </draw:frame>
        <draw:frame draw:style-name="gr27" draw:text-style-name="P13" draw:layer="layout" svg:width="1.044cm" svg:height="0.747cm" svg:x="20.575cm" svg:y="11.807cm">
          <draw:text-box>
            <text:p><text:span text:style-name="T10">12</text:span></text:p>
          </draw:text-box>
        </draw:frame>
        <draw:frame draw:style-name="gr30" draw:text-style-name="P13" draw:layer="layout" svg:width="1.044cm" svg:height="0.866cm" svg:x="21.883cm" svg:y="11.807cm">
          <draw:text-box>
            <text:p><text:span text:style-name="T10">14</text:span></text:p>
          </draw:text-box>
        </draw:frame>
        <draw:frame draw:style-name="gr30" draw:text-style-name="P16" draw:layer="layout" svg:width="1.044cm" svg:height="0.866cm" svg:x="25.951cm" svg:y="11.807cm">
          <draw:text-box>
            <text:p><text:span text:style-name="T12">88</text:span></text:p>
          </draw:text-box>
        </draw:frame>
        <draw:g>
          <draw:custom-shape draw:style-name="gr31" draw:text-style-name="P17" draw:layer="layout" svg:width="2.243cm" svg:height="1cm" svg:x="20.253cm" svg:y="5.2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2" draw:layer="layout" svg:width="2.447cm" svg:height="1.411cm" svg:x="20.153cm" svg:y="5.389cm">
            <draw:text-box>
              <text:p><text:span text:style-name="T9">key=12</text:span></text:p>
            </draw:text-box>
          </draw:frame>
        </draw:g>
        <draw:custom-shape draw:style-name="gr48" draw:text-style-name="P20" draw:layer="layout" svg:width="5.4cm" svg:height="0.812cm" svg:x="1.7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1cm" svg:y="6.412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7.4cm" svg:height="0.988cm" svg:x="1cm" svg:y="4.112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14.712cm" svg:height="0.988cm" svg:x="1.288cm" svg:y="7.212cm">
            <draw:text-box>
              <text:p><text:span text:style-name="T4">binary_search_recursive(arr,key,low,mid - 1)</text:span></text:p>
            </draw:text-box>
          </draw:frame>
          <draw:frame draw:style-name="gr3" draw:text-style-name="P5" draw:layer="layout" svg:width="7.2cm" svg:height="0.988cm" svg:x="1.1cm" svg:y="4.9cm">
            <draw:text-box>
              <text:p><text:span text:style-name="T4">if (arr[mid] == key )</text:span></text:p>
            </draw:text-box>
          </draw:frame>
          <draw:frame draw:style-name="gr12" draw:text-style-name="P5" draw:layer="layout" svg:width="4.2cm" svg:height="1cm" svg:x="2cm" svg:y="5.6cm">
            <draw:text-box>
              <text:p><text:span text:style-name="T4">return mid</text:span></text:p>
            </draw:text-box>
          </draw:frame>
          <draw:frame draw:style-name="gr3" draw:text-style-name="P5" draw:layer="layout" svg:width="2cm" svg:height="0.988cm" svg:x="1cm" svg:y="8cm">
            <draw:text-box>
              <text:p><text:span text:style-name="T4">else </text:span></text:p>
            </draw:text-box>
          </draw:frame>
          <draw:frame draw:style-name="gr3" draw:text-style-name="P5" draw:layer="layout" svg:width="15.2cm" svg:height="0.988cm" svg:x="1.3cm" svg:y="8.8cm">
            <draw:text-box>
              <text:p><text:span text:style-name="T4">binary_search_recursive(arr,key,mid+1,high)</text:span></text:p>
            </draw:text-box>
          </draw:frame>
          <draw:frame draw:style-name="gr3" draw:text-style-name="P5" draw:layer="layout" svg:width="5.6cm" svg:height="0.988cm" svg:x="0.6cm" svg:y="3.3cm">
            <draw:text-box>
              <text:p><text:span text:style-name="T4">If <text:s/>(low&lt;= high) </text:span></text:p>
            </draw:text-box>
          </draw:frame>
          <draw:frame draw:style-name="gr3" draw:text-style-name="P5" draw:layer="layout" svg:width="2cm" svg:height="0.988cm" svg:x="0.5cm" svg:y="9.5cm">
            <draw:text-box>
              <text:p><text:span text:style-name="T4">else </text:span></text:p>
            </draw:text-box>
          </draw:frame>
          <draw:frame draw:style-name="gr3" draw:text-style-name="P5" draw:layer="layout" svg:width="3.4cm" svg:height="0.988cm" svg:x="1.5cm" svg:y="10.2cm">
            <draw:text-box>
              <text:p><text:span text:style-name="T4">return -1 </text:span></text:p>
            </draw:text-box>
          </draw:frame>
        </draw:g>
        <draw:frame draw:style-name="gr37" draw:text-style-name="P5" draw:layer="layout" svg:width="1.7cm" svg:height="0.988cm" svg:x="23.301cm" svg:y="6.813cm">
          <draw:text-box>
            <text:p><text:span text:style-name="T4">mid</text:span></text:p>
          </draw:text-box>
        </draw:frame>
        <draw:frame draw:style-name="gr38" draw:text-style-name="P12" draw:layer="layout" svg:width="3.453cm" svg:height="0.831cm" svg:x="23.101cm" svg:y="7.713cm">
          <draw:text-box>
            <text:p><text:span text:style-name="T9">(0+9)/2 = 4</text:span></text:p>
          </draw:text-box>
        </draw:frame>
        <draw:frame draw:style-name="gr38" draw:text-style-name="P12" draw:layer="layout" svg:width="3.453cm" svg:height="0.831cm" svg:x="23.147cm" svg:y="8.769cm">
          <draw:text-box>
            <text:p><text:span text:style-name="T9">(5+9)/2 = 7</text:span></text:p>
          </draw:text-box>
        </draw:frame>
        <draw:g>
          <draw:line draw:style-name="gr33" draw:text-style-name="P18" draw:layer="layout" svg:x1="20.905cm" svg:y1="13.944cm" svg:x2="20.905cm" svg:y2="13.268cm">
            <text:p/>
          </draw:line>
          <draw:frame draw:style-name="gr34" draw:text-style-name="P19" draw:layer="layout" svg:width="1.592cm" svg:height="0.831cm" svg:x="20.308cm" svg:y="13.869cm">
            <draw:text-box>
              <text:p><text:span text:style-name="T13">low</text:span></text:p>
            </draw:text-box>
          </draw:frame>
        </draw:g>
        <draw:g>
          <draw:frame draw:style-name="gr35" draw:text-style-name="P12" draw:layer="layout" svg:width="1.662cm" svg:height="0.831cm" svg:x="21.6cm" svg:y="13.873cm">
            <draw:text-box>
              <text:p><text:span text:style-name="T9">high</text:span></text:p>
            </draw:text-box>
          </draw:frame>
          <draw:line draw:style-name="gr33" draw:text-style-name="P18" draw:layer="layout" svg:x1="22.197cm" svg:y1="14.021cm" svg:x2="22.197cm" svg:y2="13.2cm">
            <text:p/>
          </draw:line>
        </draw:g>
        <draw:frame draw:style-name="gr38" draw:text-style-name="P12" draw:layer="layout" svg:width="3.453cm" svg:height="0.831cm" svg:x="23.147cm" svg:y="9.7cm">
          <draw:text-box>
            <text:p><text:span text:style-name="T9">(5+6)/2 = 5</text:span></text:p>
          </draw:text-box>
        </draw:frame>
        <draw:g>
          <draw:line draw:style-name="gr33" draw:text-style-name="P18" draw:layer="layout" svg:x1="20.486cm" svg:y1="14.6cm" svg:x2="20.486cm" svg:y2="13.4cm">
            <text:p/>
          </draw:line>
          <draw:frame draw:style-name="gr47" draw:text-style-name="P12" draw:layer="layout" svg:width="1.522cm" svg:height="1.283cm" svg:x="19.786cm" svg:y="14.467cm">
            <draw:text-box>
              <text:p><text:span text:style-name="T9">mid</text:span></text:p>
            </draw:text-box>
          </draw:frame>
        </draw:g>
        <draw:g xml:id="id52" draw:id="id52">
          <draw:custom-shape draw:style-name="gr49" draw:text-style-name="P21" draw:layer="layout" svg:width="2.243cm" svg:height="1cm" svg:x="18.7cm" svg:y="9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2" draw:layer="layout" svg:width="2.447cm" svg:height="0.831cm" svg:x="18.7cm" svg:y="9.2cm">
            <draw:text-box>
              <text:p><text:span text:style-name="T9">mid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9cm" presentation:class="title" presentation:user-transformed="true">
          <draw:text-box>
            <text:p xml:id="id53" text:id="id53"><text:span text:style-name="T6">Data Structure – Binary Search </text:span><text:span text:style-name="T7"><text:line-break/></text:span><text:span text:style-name="T7">Comparison</text:span></text:p>
          </draw:text-box>
        </draw:frame>
        <draw:frame draw:style-name="gr50" draw:text-style-name="P5" draw:layer="layout" svg:width="11.4cm" svg:height="2.461cm" svg:x="2cm" svg:y="3.1cm">
          <draw:text-box>
            <text:p xml:id="id54" text:id="id54" text:style-name="P22"><text:span text:style-name="T14"><text:s/></text:span><text:span text:style-name="T14">Linear Search</text:span></text:p>
            <text:list text:style-name="L2">
              <text:list-item>
                <text:p xml:id="id55" text:id="id55" text:style-name="P22"><text:span text:style-name="T4">Time Complexity = O(n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0;width" smil:keyTimes="0;1"/>
                  <anim:animate smil:dur="0.5s" smil:fill="hold" smil:targetElement="id53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19.5cm" svg:height="2.597cm" svg:x="0.549cm" svg:y="0.209cm" presentation:class="title" presentation:user-transformed="true">
          <draw:text-box>
            <text:p><text:span text:style-name="T6">Data Structure – Binary Search </text:span><text:span text:style-name="T7"><text:line-break/></text:span><text:span text:style-name="T7">Comparison</text:span></text:p>
          </draw:text-box>
        </draw:frame>
        <draw:frame draw:style-name="gr50" draw:text-style-name="P5" draw:layer="layout" svg:width="11.4cm" svg:height="2.461cm" svg:x="2cm" svg:y="3.1cm">
          <draw:text-box>
            <text:p text:style-name="P22"><text:span text:style-name="T14"><text:s/></text:span><text:span text:style-name="T14">Linear Search</text:span></text:p>
            <text:list text:style-name="L2">
              <text:list-item>
                <text:p text:style-name="P22"><text:span text:style-name="T4">Time Complexity = O(n) </text:span></text:p>
              </text:list-item>
            </text:list>
          </draw:text-box>
        </draw:frame>
        <draw:frame draw:style-name="gr51" draw:text-style-name="P24" draw:layer="layout" svg:width="11.2cm" svg:height="5.776cm" svg:x="1.6cm" svg:y="6.324cm">
          <draw:text-box>
            <text:p xml:id="id56" text:id="id56" text:style-name="P22"><text:span text:style-name="T14"><text:s text:c="3"/></text:span><text:span text:style-name="T14">Binary Search Iterative</text:span></text:p>
            <text:list text:style-name="L2">
              <text:list-item>
                <text:p xml:id="id57" text:id="id57" text:style-name="P22"><text:span text:style-name="T4">Efficient</text:span></text:p>
              </text:list-item>
              <text:list-item>
                <text:p xml:id="id58" text:id="id58" text:style-name="P22"><text:span text:style-name="T4">Space Complexity = O(1) </text:span></text:p>
              </text:list-item>
              <text:list-item>
                <text:p xml:id="id59" text:id="id59" text:style-name="P23"><text:span text:style-name="T4">Time Complexity = O(logn) </text:span></text:p>
                <text:p text:style-name="P23"><text:span text:style-name="T14"/></text:p>
              </text:list-item>
            </text:list>
          </draw:text-box>
        </draw:frame>
        <draw:frame draw:style-name="gr52" draw:text-style-name="P25" draw:layer="layout" svg:width="12.4cm" svg:height="4.671cm" svg:x="13.4cm" svg:y="6.4cm">
          <draw:text-box>
            <text:p xml:id="id60" text:id="id60" text:style-name="P22"><text:span text:style-name="T14">Binary Search Recursive</text:span></text:p>
            <text:list text:style-name="L2">
              <text:list-item>
                <text:p xml:id="id61" text:id="id61" text:style-name="P22"><text:span text:style-name="T15">Easy </text:span></text:p>
              </text:list-item>
              <text:list-item>
                <text:p xml:id="id62" text:id="id62" text:style-name="P22"><text:span text:style-name="T15">Space Complexity = O(logn)</text:span></text:p>
              </text:list-item>
              <text:list-item>
                <text:p xml:id="id63" text:id="id63" text:style-name="P23"><text:span text:style-name="T15">Time Complexity = O(logn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Code - Binary Search Recursiv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6H55M36S</meta:editing-duration>
    <meta:editing-cycles>174</meta:editing-cycles>
    <meta:generator>LibreOffice/6.0.7.3$Linux_X86_64 LibreOffice_project/00m0$Build-3</meta:generator>
    <dc:title>Bright Blue</dc:title>
    <dc:date>2020-09-22T10:14:06.811535326</dc:date>
    <meta:document-statistic meta:object-count="1310"/>
    <meta:template xlink:type="simple" xlink:actuate="onRequest" xlink:title="Bright Blue" xlink:href="../../Time%20Complexity/R05_Flowchart.odp" meta:date="2020-04-08T20:36:48.497255069"/>
  </office:meta>
</office:document-meta>
</file>